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af5a" officeooo:paragraph-rsid="0009af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int main()</text:p>
      <text:p text:style-name="P1">{</text:p>
      <text:p text:style-name="P1"><text:tab/>int a=10,b=20;</text:p>
      <text:p text:style-name="P1"><text:tab/>printf(“%d\n”,(a+b))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6T16:43:46.293315897</meta:creation-date>
    <dc:date>2023-05-16T16:45:18.192935755</dc:date>
    <meta:editing-duration>PT1M32S</meta:editing-duration>
    <meta:editing-cycles>1</meta:editing-cycles>
    <meta:document-statistic meta:table-count="0" meta:image-count="0" meta:object-count="0" meta:page-count="1" meta:paragraph-count="5" meta:word-count="8" meta:character-count="67" meta:non-whitespace-character-count="62"/>
    <meta:generator>LibreOffice/6.0.7.3$Linux_X86_64 LibreOffice_project/00m0$Build-3</meta:generator>
  </office:meta>
</office:document-meta>
</file>